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0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10/15/2017</text:p>
          </table:table-cell>
          <table:table-cell table:style-name="taxable_event_note_border_default" office:value-type="string">
            <text:p>10/15/2017</text:p>
          </table:table-cell>
          <table:table-cell table:style-name="taxable_event_note_border_fiat" office:value="990.0" office:value-type="float"/>
          <table:table-cell table:style-name="acquired_lot_note_border_fiat" office:value="1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00.00000000 of 200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00.00000000 of 100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10-15 11:24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46.7210203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2/2021</text:p>
          </table:table-cell>
          <table:table-cell table:style-name="taxable_event_note_border_default" office:value-type="string">
            <text:p>01/03/2021</text:p>
          </table:table-cell>
          <table:table-cell table:style-name="taxable_event_note_border_fiat" office:value="2713.9312233" office:value-type="float"/>
          <table:table-cell table:style-name="acquired_lot_note_border_fiat" office:value="2960.6522436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246.7210203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246.72102030 of 486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46.72102030 of 246.7210203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4493405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09/2021</text:p>
          </table:table-cell>
          <table:table-cell table:style-name="taxable_event_note_fiat" office:value="100.03087682" office:value-type="float"/>
          <table:table-cell table:style-name="acquired_lot_note_fiat" office:value="96.581536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4493405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5: 3.44934058 of 7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44934058 of 3.4493405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9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1892415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13/2021</text:p>
          </table:table-cell>
          <table:table-cell table:style-name="taxable_event_note_fiat" office:value="118.70317422" office:value-type="float"/>
          <table:table-cell table:style-name="acquired_lot_note_fiat" office:value="369.298764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50.595590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5: 13.18924158 of 7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18924158 of 13.1892415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7.3255564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16/2021</text:p>
          </table:table-cell>
          <table:table-cell table:style-name="taxable_event_note_fiat" office:value="109.30222576" office:value-type="float"/>
          <table:table-cell table:style-name="acquired_lot_note_fiat" office:value="765.1155803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55.8133545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5: 27.32555644 of 7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7.32555644 of 27.32555644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6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6677628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17/2021</text:p>
          </table:table-cell>
          <table:table-cell table:style-name="taxable_event_note_fiat" office:value="68.3388141" office:value-type="float"/>
          <table:table-cell table:style-name="acquired_lot_note_fiat" office:value="382.6973589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14.3585448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5: 13.66776282 of 7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66776282 of 13.66776282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7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20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36.0" office:value-type="float"/>
          <table:table-cell table:style-name="acquired_lot_note_fiat" office:value="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4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16.8882044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2.8882044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438.19895232" office:value-type="float"/>
          <table:table-cell table:style-name="acquired_lot_note_fiat" office:value="386.646134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1.5528179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12.88820448 of 3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2.88820448 of 16.8882044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8899954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2/2021</text:p>
          </table:table-cell>
          <table:table-cell table:style-name="taxable_event_note_fiat" office:value="591.1498397" office:value-type="float"/>
          <table:table-cell table:style-name="acquired_lot_note_fiat" office:value="506.699862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.449977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6.88999542 of 3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88999542 of 16.88999542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2 00:0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4.22180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156.2066037" office:value-type="float"/>
          <table:table-cell table:style-name="acquired_lot_note_fiat" office:value="126.6540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9.552600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4.22180010 of 34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4.22180010 of 16.42478947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2.20298937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451.51060669" office:value-type="float"/>
          <table:table-cell table:style-name="acquired_lot_note_fiat" office:value="341.683702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09.8269043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5/5: 12.20298937 of 72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12.20298937 of 16.42478947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5.3757129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24/2021</text:p>
          </table:table-cell>
          <table:table-cell table:style-name="taxable_event_note_default" office:value-type="string">
            <text:p>01/25/2021</text:p>
          </table:table-cell>
          <table:table-cell table:style-name="taxable_event_note_fiat" office:value="661.15565857" office:value-type="float"/>
          <table:table-cell table:style-name="acquired_lot_note_fiat" office:value="599.6528066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61.5028519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15.37571299 of 48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5.37571299 of 15.37571299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5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1351396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26/2021</text:p>
          </table:table-cell>
          <table:table-cell table:style-name="taxable_event_note_default" office:value-type="string">
            <text:p>01/27/2021</text:p>
          </table:table-cell>
          <table:table-cell table:style-name="taxable_event_note_fiat" office:value="131.67586698" office:value-type="float"/>
          <table:table-cell table:style-name="acquired_lot_note_fiat" office:value="128.5407272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1351396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3.13513969 of 31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3.13513969 of 3.13513969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7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7.1829771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26/2021</text:p>
          </table:table-cell>
          <table:table-cell table:style-name="taxable_event_note_default" office:value-type="string">
            <text:p>01/30/2021</text:p>
          </table:table-cell>
          <table:table-cell table:style-name="taxable_event_note_fiat" office:value="549.8552688" office:value-type="float"/>
          <table:table-cell table:style-name="acquired_lot_note_fiat" office:value="704.50206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54.646794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7.18297715 of 3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7.18297715 of 17.18297715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30 00:0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27:31.660539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